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g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6"/>
          <table:table-cell office:value-type="string" calcext:value-type="string">
            <text:p>36,2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6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4,11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21" calcext:value-type="float">
            <text:p>621</text:p>
          </table:table-cell>
          <table:table-cell office:value-type="float" office:value="119" calcext:value-type="float">
            <text:p>119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9,1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 g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,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4" calcext:value-type="float">
            <text:p>6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,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44" calcext:value-type="float">
            <text:p>96.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1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,650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28.95" calcext:value-type="float">
            <text:p>28.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6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4,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.91" calcext:value-type="float">
            <text:p>174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1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,67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83.38" calcext:value-type="float">
            <text:p>83.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1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99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2,763</text:p>
          </table:table-cell>
          <table:table-cell office:value-type="float" office:value="637" calcext:value-type="float">
            <text:p>637</text:p>
          </table:table-cell>
          <table:table-cell office:value-type="float" office:value="5" calcext:value-type="float">
            <text:p>5</text:p>
          </table:table-cell>
          <table:table-cell office:value-type="float" office:value="72.02" calcext:value-type="float">
            <text:p>72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3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6"/>
          <table:table-cell office:value-type="string" calcext:value-type="string">
            <text:p>11,3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23" calcext:value-type="float">
            <text:p>23</text:p>
          </table:table-cell>
          <table:table-cell office:value-type="float" office:value="805" calcext:value-type="float">
            <text:p>80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98.19" calcext:value-type="float">
            <text:p>298.19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#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22" calcext:value-type="float">
            <text:p>7.22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g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table:number-columns-repeated="6"/>
          <table:table-cell office:value-type="float" office:value="396" calcext:value-type="float">
            <text:p>3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4.37" calcext:value-type="float">
            <text:p>4.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#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 #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.43" calcext:value-type="float">
            <text:p>50.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968" calcext:value-type="float">
            <text:p>968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3.05" calcext:value-type="float">
            <text:p>3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,7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9,583</text:p>
          </table:table-cell>
          <table:table-cell office:value-type="string" calcext:value-type="string">
            <text:p>1,190</text:p>
          </table:table-cell>
          <table:table-cell office:value-type="float" office:value="2" calcext:value-type="float">
            <text:p>2</text:p>
          </table:table-cell>
          <table:table-cell office:value-type="float" office:value="190.79" calcext:value-type="float">
            <text:p>190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9,215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39.87" calcext:value-type="float">
            <text:p>39.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8,6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&amp;</text:p>
          </table:table-cell>
          <table:table-cell office:value-type="float" office:value="37" calcext:value-type="float">
            <text:p>37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,745</text:p>
          </table:table-cell>
          <table:table-cell office:value-type="float" office:value="3" calcext:value-type="float">
            <text:p>3</text:p>
          </table:table-cell>
          <table:table-cell office:value-type="float" office:value="12.36" calcext:value-type="float">
            <text:p>12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43" calcext:value-type="float">
            <text:p>43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3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10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0.07" calcext:value-type="float">
            <text:p>1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51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2,301</text:p>
          </table:table-cell>
          <table:table-cell office:value-type="string" calcext:value-type="string">
            <text:p>3,307</text:p>
          </table:table-cell>
          <table:table-cell office:value-type="float" office:value="6" calcext:value-type="float">
            <text:p>6</text:p>
          </table:table-cell>
          <table:table-cell office:value-type="float" office:value="32.85" calcext:value-type="float">
            <text:p>32.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8,8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*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,394</text:p>
          </table:table-cell>
          <table:table-cell office:value-type="float" office:value="322" calcext:value-type="float">
            <text:p>322</text:p>
          </table:table-cell>
          <table:table-cell office:value-type="float" office:value="91" calcext:value-type="float">
            <text:p>91</text:p>
          </table:table-cell>
          <table:table-cell office:value-type="float" office:value="8.47" calcext:value-type="float">
            <text:p>8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,8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^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36,287</text:p>
          </table:table-cell>
          <table:table-cell office:value-type="string" calcext:value-type="string">
            <text:p>116,523</text:p>
          </table:table-cell>
          <table:table-cell office:value-type="float" office:value="0" calcext:value-type="float">
            <text:p>0</text:p>
          </table:table-cell>
          <table:table-cell office:value-type="float" office:value="168.35" calcext:value-type="float">
            <text:p>168.3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09,5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8,1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42" calcext:value-type="float">
            <text:p>42</text:p>
          </table:table-cell>
          <table:table-cell office:value-type="float" office:value="873" calcext:value-type="float">
            <text:p>87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3.55" calcext:value-type="float">
            <text:p>13.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7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40,554</text:p>
          </table:table-cell>
          <table:table-cell office:value-type="string" calcext:value-type="string">
            <text:p>116,883</text:p>
          </table:table-cell>
          <table:table-cell office:value-type="float" office:value="93" calcext:value-type="float">
            <text:p>93</text:p>
          </table:table-cell>
          <table:table-cell office:value-type="float" office:value="128.29" calcext:value-type="float">
            <text:p>128.2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78,6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 g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.82" calcext:value-type="float">
            <text:p>58.8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 g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.55" calcext:value-type="float">
            <text:p>42.5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 g</text:p>
          </table:table-cell>
          <table:table-cell office:value-type="float" office:value="28" calcext:value-type="float">
            <text:p>28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17.54" calcext:value-type="float">
            <text:p>617.5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 g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34" calcext:value-type="float">
            <text:p>19.34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 g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5" calcext:value-type="float">
            <text:p>29.55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g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21" calcext:value-type="float">
            <text:p>84.2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g</text:p>
          </table:table-cell>
          <table:table-cell table:number-columns-repeated="6"/>
          <table:table-cell office:value-type="float" office:value="149" calcext:value-type="float">
            <text:p>1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g</text:p>
          </table:table-cell>
          <table:table-cell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6.22" calcext:value-type="float">
            <text:p>366.2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g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79" calcext:value-type="float">
            <text:p>92.79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g</text:p>
          </table:table-cell>
          <table:table-cell office:value-type="float" office:value="16" calcext:value-type="float">
            <text:p>16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3" calcext:value-type="float">
            <text:p>19.33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g</text:p>
          </table:table-cell>
          <table:table-cell office:value-type="float" office:value="24" calcext:value-type="float">
            <text:p>24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31" calcext:value-type="float">
            <text:p>7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8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 g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g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5" calcext:value-type="float">
            <text:p>53.8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g</text:p>
          </table:table-cell>
          <table:table-cell office:value-type="float" office:value="24" calcext:value-type="float">
            <text:p>24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51" calcext:value-type="float">
            <text:p>69.51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g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.96" calcext:value-type="float">
            <text:p>151.96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g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7" calcext:value-type="float">
            <text:p>29.2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g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3.22" calcext:value-type="float">
            <text:p>43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g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4" calcext:value-type="float">
            <text:p>43.1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g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2.35" calcext:value-type="float">
            <text:p>32.3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6"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,59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3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19,183</text:p>
          </table:table-cell>
          <table:table-cell office:value-type="string" calcext:value-type="string">
            <text:p>121,669</text:p>
          </table:table-cell>
          <table:table-cell office:value-type="float" office:value="223" calcext:value-type="float">
            <text:p>223</text:p>
          </table:table-cell>
          <table:table-cell office:value-type="float" office:value="44.17" calcext:value-type="float">
            <text:p>44.1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998,0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Epidemiological Week for which information is available.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08:26</meta:creation-date>
    <dc:date>2018-09-02T05:14:35</dc:date>
    <meta:generator>LibreOffice/5.1.6.2$Linux_X86_64 LibreOffice_project/10m0$Build-2</meta:generator>
    <meta:document-statistic meta:table-count="1" meta:cell-count="42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